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Parchment" fo:color="#FFFFFF" fo:font-size="500pt" style:font-size-asian="500pt" style:font-size-complex="500pt"/>
    </style:style>
    <style:style style:name="T3" style:parent-style-name="DefaultParagraphFont" style:family="text">
      <style:text-properties style:font-name="Parchment" fo:color="#FFFFFF" fo:font-size="500pt" style:font-size-asian="500pt" style:font-size-complex="500pt"/>
    </style:style>
    <style:style style:name="T4" style:parent-style-name="DefaultParagraphFont" style:family="text">
      <style:text-properties style:font-name="Parchment" fo:color="#FFFFFF" fo:font-size="500pt" style:font-size-asian="500pt" style:font-size-complex="500pt"/>
    </style:style>
    <style:style style:family="graphic" style:name="a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>
      <style:graphic-properties style:wrap="run-through" style:run-through="background" draw:fill="gradient" draw:fill-gradient-name="a1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custom-shape svg:x="0in" svg:y="-0.97657in" svg:width="8.39514in" svg:height="10.94167in" draw:z-index="251659264" draw:id="id0" draw:style-name="a0" draw:name="Rectangle: Rounded Corners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"><draw:custom-shape svg:x="0in" svg:y="-0.625in" svg:width="7.70833in" svg:height="10.22222in" draw:z-index="251658239" draw:id="id1" draw:style-name="a2" draw:name="Rectangle: Rounded Corners 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">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770000" draw:end-color="#ad0000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8:07:00Z</meta:creation-date>
    <dc:date>2018-05-25T08:27:00Z</dc:date>
    <meta:template xlink:href="Normal" xlink:type="simple"/>
    <meta:editing-cycles>1</meta:editing-cycles>
    <meta:editing-duration>PT1200S</meta:editing-duration>
    <meta:document-statistic meta:page-count="1" meta:paragraph-count="1" meta:word-count="0" meta:character-count="3" meta:row-count="1" meta:non-whitespace-character-count="3"/>
  </office:meta>
</office:document-meta>
</file>